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a38b4" officeooo:paragraph-rsid="000a38b4"/>
    </style:style>
    <style:style style:name="P2" style:family="paragraph" style:parent-style-name="Standard">
      <style:paragraph-properties fo:text-align="center" style:justify-single-word="false"/>
      <style:text-properties officeooo:rsid="000a38b4" officeooo:paragraph-rsid="000a38b4"/>
    </style:style>
    <style:style style:name="P3" style:family="paragraph" style:parent-style-name="Standard">
      <style:text-properties officeooo:rsid="000a38b4" officeooo:paragraph-rsid="000d8a9f"/>
    </style:style>
    <style:style style:name="P4" style:family="paragraph" style:parent-style-name="Standard">
      <style:text-properties officeooo:rsid="000a38b4" officeooo:paragraph-rsid="000e6d22"/>
    </style:style>
    <style:style style:name="P5" style:family="paragraph" style:parent-style-name="Standard">
      <style:text-properties fo:font-style="italic" officeooo:rsid="000a38b4" officeooo:paragraph-rsid="000a38b4" style:font-style-asian="italic" style:font-style-complex="italic"/>
    </style:style>
    <style:style style:name="P6" style:family="paragraph" style:parent-style-name="Standard">
      <style:text-properties officeooo:rsid="000d8a9f" officeooo:paragraph-rsid="000d8a9f"/>
    </style:style>
    <style:style style:name="P7" style:family="paragraph" style:parent-style-name="Standard">
      <style:text-properties officeooo:rsid="000fbc6f" officeooo:paragraph-rsid="000fbc6f"/>
    </style:style>
    <style:style style:name="P8" style:family="paragraph" style:parent-style-name="Standard">
      <style:text-properties officeooo:rsid="000fd6b4" officeooo:paragraph-rsid="000fd6b4"/>
    </style:style>
    <style:style style:name="P9" style:family="paragraph" style:parent-style-name="Standard">
      <style:text-properties officeooo:rsid="00107c4e" officeooo:paragraph-rsid="00107c4e"/>
    </style:style>
    <style:style style:name="P10" style:family="paragraph" style:parent-style-name="Standard">
      <style:text-properties officeooo:rsid="00107c4e" officeooo:paragraph-rsid="0010ccfa"/>
    </style:style>
    <style:style style:name="P11" style:family="paragraph" style:parent-style-name="Standard">
      <style:text-properties officeooo:rsid="00107c4e" officeooo:paragraph-rsid="001bbd31"/>
    </style:style>
    <style:style style:name="P12" style:family="paragraph" style:parent-style-name="Standard">
      <style:text-properties officeooo:rsid="0010ccfa" officeooo:paragraph-rsid="0010ccfa"/>
    </style:style>
    <style:style style:name="P13" style:family="paragraph" style:parent-style-name="Standard">
      <style:text-properties officeooo:rsid="0010ccfa" officeooo:paragraph-rsid="001c8b5a"/>
    </style:style>
    <style:style style:name="P14" style:family="paragraph" style:parent-style-name="Standard">
      <style:text-properties officeooo:rsid="0014fa68" officeooo:paragraph-rsid="0014fa68"/>
    </style:style>
    <style:style style:name="P15" style:family="paragraph" style:parent-style-name="Standard">
      <style:text-properties officeooo:rsid="00169ab8" officeooo:paragraph-rsid="00169ab8"/>
    </style:style>
    <style:style style:name="P16" style:family="paragraph" style:parent-style-name="Standard" style:list-style-name="L1">
      <style:text-properties officeooo:rsid="00169ab8" officeooo:paragraph-rsid="00169ab8"/>
    </style:style>
    <style:style style:name="P17" style:family="paragraph" style:parent-style-name="Standard">
      <style:text-properties officeooo:rsid="00169ab8" officeooo:paragraph-rsid="001c8b5a"/>
    </style:style>
    <style:style style:name="P18" style:family="paragraph" style:parent-style-name="Standard">
      <style:text-properties officeooo:rsid="00169ab8" officeooo:paragraph-rsid="0017dbb1"/>
    </style:style>
    <style:style style:name="P19" style:family="paragraph" style:parent-style-name="Standard">
      <style:text-properties officeooo:rsid="0017dbb1" officeooo:paragraph-rsid="0017dbb1"/>
    </style:style>
    <style:style style:name="P20" style:family="paragraph" style:parent-style-name="Standard">
      <style:text-properties officeooo:rsid="0017dbb1" officeooo:paragraph-rsid="001c8b5a"/>
    </style:style>
    <style:style style:name="P21" style:family="paragraph" style:parent-style-name="Standard">
      <style:text-properties officeooo:rsid="0019a24b" officeooo:paragraph-rsid="001a5e2d"/>
    </style:style>
    <style:style style:name="P22" style:family="paragraph" style:parent-style-name="Standard">
      <style:text-properties officeooo:rsid="0019a24b" officeooo:paragraph-rsid="001bbd31"/>
    </style:style>
    <style:style style:name="P23" style:family="paragraph" style:parent-style-name="Standard">
      <style:text-properties officeooo:rsid="001a5e2d" officeooo:paragraph-rsid="001a5e2d"/>
    </style:style>
    <style:style style:name="P24" style:family="paragraph" style:parent-style-name="Standard">
      <style:text-properties officeooo:rsid="001c8b5a" officeooo:paragraph-rsid="001c8b5a"/>
    </style:style>
    <style:style style:name="P25" style:family="paragraph">
      <loext:graphic-properties draw:fill="none" draw:fill-color="#ffffff"/>
    </style:style>
    <style:style style:name="P26" style:family="paragraph">
      <style:paragraph-properties fo:text-align="center"/>
    </style:style>
    <style:style style:name="T1" style:family="text">
      <style:text-properties officeooo:rsid="000baaed"/>
    </style:style>
    <style:style style:name="T2" style:family="text">
      <style:text-properties style:text-position="sub 58%"/>
    </style:style>
    <style:style style:name="T3" style:family="text">
      <style:text-properties style:text-position="sub 58%" officeooo:rsid="000baaed"/>
    </style:style>
    <style:style style:name="T4" style:family="text">
      <style:text-properties style:text-position="sub 58%" officeooo:rsid="000cea64"/>
    </style:style>
    <style:style style:name="T5" style:family="text">
      <style:text-properties style:text-position="sub 58%" officeooo:rsid="000d8a9f"/>
    </style:style>
    <style:style style:name="T6" style:family="text">
      <style:text-properties style:text-position="sub 58%" officeooo:rsid="000e6d22"/>
    </style:style>
    <style:style style:name="T7" style:family="text">
      <style:text-properties style:text-position="sub 58%" officeooo:rsid="000fd6b4"/>
    </style:style>
    <style:style style:name="T8" style:family="text">
      <style:text-properties style:text-position="sub 58%" officeooo:rsid="0011d253"/>
    </style:style>
    <style:style style:name="T9" style:family="text">
      <style:text-properties style:text-position="sub 58%" officeooo:rsid="0017dbb1"/>
    </style:style>
    <style:style style:name="T10" style:family="text">
      <style:text-properties style:text-position="sub 58%" fo:font-weight="normal" officeooo:rsid="000cea64" style:font-weight-asian="normal" style:font-weight-complex="normal"/>
    </style:style>
    <style:style style:name="T11" style:family="text">
      <style:text-properties style:text-position="sub 58%" fo:font-weight="normal" officeooo:rsid="0010ccfa" style:font-weight-asian="normal" style:font-weight-complex="normal"/>
    </style:style>
    <style:style style:name="T12" style:family="text">
      <style:text-properties style:text-position="sub 58%" officeooo:rsid="001bbd31"/>
    </style:style>
    <style:style style:name="T13" style:family="text">
      <style:text-properties style:text-position="sub 58%" officeooo:rsid="001c8b5a"/>
    </style:style>
    <style:style style:name="T14" style:family="text">
      <style:text-properties officeooo:rsid="000cea64"/>
    </style:style>
    <style:style style:name="T15" style:family="text">
      <style:text-properties officeooo:rsid="000d8a9f"/>
    </style:style>
    <style:style style:name="T16" style:family="text">
      <style:text-properties officeooo:rsid="000e6d22"/>
    </style:style>
    <style:style style:name="T17" style:family="text">
      <style:text-properties style:text-position="0% 100%"/>
    </style:style>
    <style:style style:name="T18" style:family="text">
      <style:text-properties style:text-position="0% 100%" officeooo:rsid="000cea64"/>
    </style:style>
    <style:style style:name="T19" style:family="text">
      <style:text-properties style:text-position="0% 100%" officeooo:rsid="0011d253"/>
    </style:style>
    <style:style style:name="T20" style:family="text">
      <style:text-properties style:text-position="0% 100%" officeooo:rsid="001321cb"/>
    </style:style>
    <style:style style:name="T21" style:family="text">
      <style:text-properties style:text-position="0% 100%" officeooo:rsid="0017dbb1"/>
    </style:style>
    <style:style style:name="T22" style:family="text">
      <style:text-properties style:text-position="0% 100%" fo:font-weight="normal" officeooo:rsid="0010ccfa" style:font-weight-asian="normal" style:font-weight-complex="normal"/>
    </style:style>
    <style:style style:name="T23" style:family="text">
      <style:text-properties style:text-position="0% 100%" fo:font-weight="normal" officeooo:rsid="000cea64" style:font-weight-asian="normal" style:font-weight-complex="normal"/>
    </style:style>
    <style:style style:name="T24" style:family="text">
      <style:text-properties style:text-position="0% 100%" officeooo:rsid="001c8b5a"/>
    </style:style>
    <style:style style:name="T25" style:family="text">
      <style:text-properties style:font-name="Courier New"/>
    </style:style>
    <style:style style:name="T26" style:family="text">
      <style:text-properties style:font-name="Courier New" officeooo:rsid="000cea64"/>
    </style:style>
    <style:style style:name="T27" style:family="text">
      <style:text-properties officeooo:rsid="000fd6b4"/>
    </style:style>
    <style:style style:name="T28" style:family="text">
      <style:text-properties officeooo:rsid="0010ccfa"/>
    </style:style>
    <style:style style:name="T29" style:family="text">
      <style:text-properties officeooo:rsid="001321cb"/>
    </style:style>
    <style:style style:name="T30" style:family="text">
      <style:text-properties officeooo:rsid="00169ab8"/>
    </style:style>
    <style:style style:name="T31" style:family="text">
      <style:text-properties officeooo:rsid="0017dbb1"/>
    </style:style>
    <style:style style:name="T32" style:family="text">
      <style:text-properties officeooo:rsid="0019a24b"/>
    </style:style>
    <style:style style:name="T33" style:family="text">
      <style:text-properties fo:font-weight="normal" style:font-weight-asian="normal" style:font-weight-complex="normal"/>
    </style:style>
    <style:style style:name="T34" style:family="text">
      <style:text-properties fo:font-weight="normal" officeooo:rsid="001c8b5a" style:font-weight-asian="normal" style:font-weight-complex="normal"/>
    </style:style>
    <style:style style:name="T35" style:family="text">
      <style:text-properties officeooo:rsid="001a5e2d"/>
    </style:style>
    <style:style style:name="T36" style:family="text">
      <style:text-properties officeooo:rsid="001bbd31"/>
    </style:style>
    <style:style style:name="T37" style:family="text">
      <style:text-properties style:text-position="-33% 58%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0.279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0201in" svg:stroke-color="#000000" draw:marker-start-width="0.1689in" draw:marker-end="Arrowheads_20_1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0.207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0.231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fill="none" draw:fill-color="#ffffff" fo:min-height="0.2583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15">Permutative </text:span>Symmetry <text:span text:style-name="T14">Paths</text:span></text:p>
      <text:p text:style-name="P2">by Sven Nilsen, 2020</text:p>
      <text:p text:style-name="P1"/>
      <text:p text:style-name="P5">In this paper I <text:span text:style-name="T15">introduce permutative symmetry paths, which generalizes groups similarly to sub-types.</text:span></text:p>
      <text:p text:style-name="P1"/>
      <text:p text:style-name="P14">A sub-group in Group Theory is just a group that can contains a group. However, one might want to have a theory similar to Group Theory but that is more like the theory of sub-types relative to types. This theory is about discrete symmetries in general, without constraining these symmetries to groups.</text:p>
      <text:p text:style-name="P6"/>
      <text:p text:style-name="P6">A permutative symmetry path of `f` by <text:span text:style-name="T16">a set of lists </text:span>`x<text:span text:style-name="T2">i</text:span>`, is a set of permutative sorts `g<text:span text:style-name="T2">j</text:span>`:</text:p>
      <text:p text:style-name="P1"/>
      <text:p text:style-name="P1"><text:span text:style-name="T25">∴</text:span><text:tab/><text:span text:style-name="T14">f[x</text:span><text:span text:style-name="T4">i</text:span><text:span text:style-name="T14">]</text:span><text:span text:style-name="T4">s</text:span><text:span text:style-name="T14"> &lt;=&gt; g</text:span><text:span text:style-name="T4">j</text:span></text:p>
      <text:p text:style-name="P1"/>
      <text:p text:style-name="P4"><text:span text:style-name="T25">∵</text:span><text:tab/>∀ <text:span text:style-name="T15">i, j { </text:span>f(x<text:span text:style-name="T5">i</text:span>) == f(<text:span text:style-name="T1">g</text:span><text:span text:style-name="T5">j</text:span><text:span text:style-name="T1">(x</text:span><text:span text:style-name="T3">i</text:span><text:span text:style-name="T1">)</text:span>) <text:span text:style-name="T16">}</text:span></text:p>
      <text:p text:style-name="P3"><text:span text:style-name="T25">∵</text:span><text:tab/><text:span text:style-name="T15">x</text:span><text:span text:style-name="T5">i</text:span><text:span text:style-name="T15"> &lt;=&gt; { x</text:span><text:span text:style-name="T5">0</text:span><text:span text:style-name="T15">, x</text:span><text:span text:style-name="T5">1</text:span><text:span text:style-name="T15">, x</text:span><text:span text:style-name="T5">2</text:span><text:span text:style-name="T15">, … , x</text:span><text:span text:style-name="T5">n-</text:span><text:span text:style-name="T6">1</text:span><text:span text:style-name="T15"> }</text:span></text:p>
      <text:p text:style-name="P4"><text:span text:style-name="T26">∵</text:span><text:span text:style-name="T14"><text:tab/>g</text:span><text:span text:style-name="T4">j</text:span><text:span text:style-name="T14"> &lt;=&gt; { g</text:span><text:span text:style-name="T4">0</text:span><text:span text:style-name="T14">, g</text:span><text:span text:style-name="T4">1</text:span><text:span text:style-name="T14">, g</text:span><text:span text:style-name="T4">2</text:span><text:span text:style-name="T14">, … , g</text:span><text:span text:style-name="T5">m-1</text:span><text:span text:style-name="T14"> }</text:span></text:p>
      <text:p text:style-name="P4"><text:span text:style-name="T25">∵</text:span><text:tab/><text:span text:style-name="T16">x : nat → [T]</text:span></text:p>
      <text:p text:style-name="P4"><text:span text:style-name="T25">∵</text:span><text:tab/><text:span text:style-name="T1">g : nat → [T] → [T]</text:span></text:p>
      <text:p text:style-name="P4"><text:span text:style-name="T25">∵</text:span><text:tab/>f : [T] → U</text:p>
      <text:p text:style-name="P1"/>
      <text:p text:style-name="P19"><text:span text:style-name="T32">It</text:span> is assumed here that `[T]` has a fixed length.</text:p>
      <text:p text:style-name="P1"/>
      <text:p text:style-name="P7"><text:span text:style-name="T27">If</text:span> `x<text:span text:style-name="T2">i</text:span>` contains a single element <text:span text:style-name="T27">and elements of `g</text:span><text:span text:style-name="T7">j</text:span><text:span text:style-name="T27">` satisfies the axioms of Group Theory</text:span>, <text:span text:style-name="T27">then the</text:span> permutative symmetry path is isomorphic to a group. <text:span text:style-name="T27">When `x</text:span><text:span text:style-name="T7">i</text:span><text:span text:style-name="T27">` contains more than one element and `g</text:span><text:span text:style-name="T7">j</text:span><text:span text:style-name="T27">` satisfies the axioms of Group Theory, one can treat it as a common group structure over labels by `f`.</text:span></text:p>
      <text:p text:style-name="P7"/>
      <text:p text:style-name="P8">The arrow `=&gt;` can be used to express that a sub-set of the possible permutative sorts `g<text:span text:style-name="T2">j</text:span>` are known:</text:p>
      <text:p text:style-name="P8"/>
      <text:p text:style-name="P8"><text:tab/><text:span text:style-name="T14">f[x</text:span><text:span text:style-name="T4">i</text:span><text:span text:style-name="T14">]</text:span><text:span text:style-name="T4">s</text:span><text:span text:style-name="T14"> =&gt; </text:span>h<text:span text:style-name="T4">j</text:span><text:span text:style-name="T18"><text:tab/><text:tab/></text:span><text:span text:style-name="T17">`h</text:span><text:span text:style-name="T2">j</text:span><text:span text:style-name="T17">` contains a sub-set of `g</text:span><text:span text:style-name="T2">j</text:span><text:span text:style-name="T17">`</text:span></text:p>
      <text:p text:style-name="P7"/>
      <text:p text:style-name="P9">The arrow `&lt;=&gt;` is used only when `g<text:span text:style-name="T2">j</text:span>` describes the largest possible set of permutative sorts.</text:p>
      <text:p text:style-name="P11"><text:span text:style-name="T36">There is always s</text:span>ome sub-set `=&gt;` <text:span text:style-name="T36">which </text:span>is a group, <text:span text:style-name="T36">as long it is non-empty</text:span>.</text:p>
      <text:p text:style-name="P22"><text:span text:style-name="T36">Every</text:span> relation, <text:span text:style-name="T36">e.g.</text:span> `f([a, b, c]) == f([b, c, a])` forms a sub-group, <text:span text:style-name="T35">since `[b, c, a]` is its own inverse</text:span>.</text:p>
      <text:p text:style-name="P9"><text:span text:style-name="T36">However,</text:span> there are some cases where `&lt;=&gt;` is not a group.</text:p>
      <text:p text:style-name="P21">For example, `f(<text:span text:style-name="T35">x</text:span>) = x != [b, a, c]`. <text:span text:style-name="T35">Here, </text:span>`f([a, b, c]) == f([b, c, a]) == f([a, c, b]) <text:span text:style-name="T35">== false</text:span>`.<text:line-break/>`[b, a, c]` is composition of permutation sorts `[a, c, b] . [b, c, a]` which requires closure <text:span text:style-name="T36">in `g</text:span><text:span text:style-name="T12">j</text:span><text:span text:style-name="T36">`</text:span>.</text:p>
      <text:p text:style-name="P23">By removing `[b, a, c]` from the set `x<text:span text:style-name="T2">i</text:span>`, one forces `f[x<text:span text:style-name="T2">i</text:span>]<text:span text:style-name="T2">s</text:span>` to not be a group.</text:p>
      <text:p text:style-name="P9"/>
      <text:p text:style-name="P10">For every `f`, when a <text:span text:style-name="T29">strict </text:span>sub-set `g’<text:span text:style-name="T2">j</text:span>` exists <text:span text:style-name="T28">that is a group</text:span>, there exists a function `f’` and <text:s/>such that:</text:p>
      <text:p text:style-name="P9"/>
      <text:p text:style-name="P9"><text:tab/>f’[x<text:span text:style-name="T2">i</text:span>]<text:span text:style-name="T2">s</text:span> &lt;=&gt; g’<text:span text:style-name="T2">j</text:span></text:p>
      <text:p text:style-name="P9"/>
      <text:p text:style-name="P12">The function `f’` contains less symmetries than the original `f`.</text:p>
      <text:p text:style-name="P15"/>
      <text:p text:style-name="P24">If `f &lt;=&gt; id`, then `g<text:span text:style-name="T2">j</text:span>` contains only the identity sort.</text:p>
      <text:p text:style-name="P24"/>
      <text:p text:style-name="P12"><text:soft-page-break/><text:span text:style-name="T33">If </text:span><text:span text:style-name="T21">`f` satisfied the </text:span><text:span text:style-name="T24">following </text:span><text:span text:style-name="T21">existential path equation </text:span><text:span text:style-name="T24">and `x</text:span><text:span text:style-name="T13">i</text:span><text:span text:style-name="T24">` is total</text:span><text:span text:style-name="T21">:</text:span></text:p>
      <text:p text:style-name="P17"><text:span text:style-name="T17"/></text:p>
      <text:p text:style-name="P17"><text:span text:style-name="T17"><text:tab/></text:span><text:span text:style-name="T21">f &lt;=&gt; \u<text:tab/>where `u : U`</text:span></text:p>
      <text:p text:style-name="P17"><text:span text:style-name="T21"><text:tab/></text:span><text:span text:style-name="T22">x</text:span><text:span text:style-name="T11">i</text:span><text:span text:style-name="T22"> &lt;=&gt; [T]</text:span></text:p>
      <text:p text:style-name="P13"><text:span text:style-name="T23"><text:tab/>f[x</text:span><text:span text:style-name="T10">i</text:span><text:span text:style-name="T23">]</text:span><text:span text:style-name="T10">s</text:span><text:span text:style-name="T23"> &lt;=&gt; g</text:span><text:span text:style-name="T10">j</text:span></text:p>
      <text:p text:style-name="P17"><text:span text:style-name="T17"/></text:p>
      <text:p text:style-name="P24"><text:span text:style-name="T17">Then `g</text:span><text:span text:style-name="T2">j</text:span><text:span text:style-name="T17">` satisfies the axioms of Group Theory.</text:span></text:p>
      <text:p text:style-name="P17"><text:span text:style-name="T17"/></text:p>
      <text:p text:style-name="P17"><text:span text:style-name="T17">The rest of this paper is about proving this result.</text:span></text:p>
      <text:p text:style-name="P17"><text:span text:style-name="T17"/></text:p>
      <text:p text:style-name="P17"><text:span text:style-name="T17">The axioms of Group Theory are:</text:span></text:p>
      <text:p text:style-name="P15"><text:span text:style-name="T17"/></text:p>
      <text:list xml:id="list3275294315897702072" text:style-name="L1">
        <text:list-item>
          <text:p text:style-name="P16"><text:span text:style-name="T17">Closure</text:span></text:p>
        </text:list-item>
        <text:list-item>
          <text:p text:style-name="P16"><text:span text:style-name="T17">Associativity</text:span></text:p>
        </text:list-item>
        <text:list-item>
          <text:p text:style-name="P16"><text:span text:style-name="T17">Identity element</text:span></text:p>
        </text:list-item>
        <text:list-item>
          <text:p text:style-name="P16"><text:span text:style-name="T17">Inverse element</text:span></text:p>
        </text:list-item>
      </text:list>
      <text:p text:style-name="P15"><text:span text:style-name="T17"/></text:p>
      <text:h text:style-name="Heading_20_3" text:outline-level="3"><text:span text:style-name="T30">Proof of Identity</text:span> <text:span text:style-name="T30">E</text:span>lement <text:span text:style-name="T31">(3)</text:span></text:h>
      <text:p text:style-name="P15"><text:span text:style-name="T17">If `g</text:span><text:span text:style-name="T2">j</text:span><text:span text:style-name="T17">` contains the largest possible set of permutative sorts, then it contains the identity sort.</text:span></text:p>
      <text:p text:style-name="P15"><text:span text:style-name="T17"/></text:p>
      <text:h text:style-name="Heading_20_3" text:outline-level="3">Proof of Associativity <text:span text:style-name="T31">(2)</text:span></text:h>
      <text:p text:style-name="P15"><text:span text:style-name="T17">Permutation sorts are associative.</text:span></text:p>
      <text:p text:style-name="P12"><text:span text:style-name="T17"/></text:p>
      <text:h text:style-name="Heading_20_3" text:outline-level="3">Proof of Closure <text:span text:style-name="T31">and Inverse Element (1) and (4)</text:span></text:h>
      <text:p text:style-name="P12"><text:span text:style-name="T19">Every permutation in `[T]` results in `g</text:span><text:span text:style-name="T8">j</text:span><text:span text:style-name="T19">`, </text:span><text:span text:style-name="T20">for</text:span><text:span text:style-name="T19"> any `x</text:span><text:span text:style-name="T8">0</text:span><text:span text:style-name="T19">, g</text:span><text:span text:style-name="T8">1</text:span><text:span text:style-name="T19">, g</text:span><text:span text:style-name="T8">2</text:span><text:span text:style-name="T19">`, is covered by some `g</text:span><text:span text:style-name="T8">3</text:span><text:span text:style-name="T19">` </text:span><text:span text:style-name="T21">in `g</text:span><text:span text:style-name="T9">j</text:span><text:span text:style-name="T21">`</text:span><text:span text:style-name="T19">:</text:span></text:p>
      <text:p text:style-name="P12"><draw:frame text:anchor-type="paragraph" draw:z-index="0" draw:name="Shape1" draw:style-name="gr1" draw:text-style-name="P25" svg:width="0.2224in" svg:height="0.2795in" svg:x="1.1217in" svg:y="0.1602in"><draw:text-box><text:p>x<text:span text:style-name="T37">0</text:span></text:p></draw:text-box></draw:frame><draw:frame text:anchor-type="paragraph" draw:z-index="1" draw:name="Shape1" draw:style-name="gr1" draw:text-style-name="P25" svg:width="0.2224in" svg:height="0.2795in" svg:x="2.0453in" svg:y="0.1752in"><draw:text-box><text:p>x<text:span text:style-name="T37">1</text:span></text:p></draw:text-box></draw:frame><text:span text:style-name="T17"/></text:p>
      <text:p text:style-name="P12"><draw:frame text:anchor-type="paragraph" draw:z-index="2" draw:name="Shape1" draw:style-name="gr1" draw:text-style-name="P25" svg:width="0.2224in" svg:height="0.2795in" svg:x="2.0165in" svg:y="0.7835in"><draw:text-box><text:p>x<text:span text:style-name="T37">2</text:span></text:p></draw:text-box></draw:frame><draw:line text:anchor-type="paragraph" draw:z-index="3" draw:name="Shape2" draw:style-name="gr2" draw:text-style-name="P26" svg:x1="1.3866in" svg:y1="0.0902in" svg:x2="1.9087in" svg:y2="0.0902in"><text:p/></draw:line><draw:line text:anchor-type="paragraph" draw:z-index="4" draw:name="Shape2" draw:style-name="gr2" draw:text-style-name="P26" svg:x1="2.0807in" svg:y1="0.2335in" svg:x2="2.0807in" svg:y2="0.7417in"><text:p/></draw:line><draw:frame text:anchor-type="paragraph" draw:z-index="5" draw:name="Shape3" draw:style-name="gr3" draw:text-style-name="P25" svg:width="0.2657in" svg:height="0.2323in" svg:x="1.7083in" svg:y="0.1571in"><draw:text-box><text:p>g<text:span text:style-name="T37">0</text:span></text:p></draw:text-box></draw:frame><draw:frame text:anchor-type="paragraph" draw:z-index="6" draw:name="Shape3" draw:style-name="gr4" draw:text-style-name="P25" svg:width="0.2012in" svg:height="0.2323in" svg:x="2.1874in" svg:y="0.322in"><draw:text-box><text:p>g<text:span text:style-name="T37">1</text:span></text:p></draw:text-box></draw:frame><draw:line text:anchor-type="paragraph" draw:z-index="8" draw:name="Shape2" draw:style-name="gr2" draw:text-style-name="P26" svg:x1="1.272in" svg:y1="0.198in" svg:x2="1.9736in" svg:y2="0.7835in"><text:p/></draw:line><text:span text:style-name="T17"/></text:p>
      <text:p text:style-name="P12"><text:span text:style-name="T17"/></text:p>
      <text:p text:style-name="P12"><draw:frame text:anchor-type="paragraph" draw:z-index="7" draw:name="Shape3" draw:style-name="gr5" draw:text-style-name="P25" svg:width="0.2362in" svg:height="0.2587in" svg:x="1.4008in" svg:y="0.0563in"><draw:text-box><text:p>g<text:span text:style-name="T37">3</text:span></text:p></draw:text-box></draw:frame><text:span text:style-name="T17"/></text:p>
      <text:p text:style-name="P12"><text:span text:style-name="T17"/></text:p>
      <text:p text:style-name="P12"><text:span text:style-name="T17"/></text:p>
      <text:p text:style-name="P12"><text:span text:style-name="T17"/></text:p>
      <text:p text:style-name="P15"><text:span text:style-name="T20">T</text:span><text:span text:style-name="T17">his is because `[T]` contains any possible `x</text:span><text:span text:style-name="T2">i</text:span><text:span text:style-name="T17">` which </text:span><text:span text:style-name="T21">all are</text:span><text:span text:style-name="T17"> assigned </text:span><text:span text:style-name="T21">the same</text:span><text:span text:style-name="T17"> label </text:span><text:span text:style-name="T24">`u` </text:span><text:span text:style-name="T17">by `f`.</text:span></text:p>
      <text:p text:style-name="P18"><text:span text:style-name="T17"/></text:p>
      <text:p text:style-name="P19"><text:span text:style-name="T17">Among all those possible `x</text:span><text:span text:style-name="T2">i</text:span><text:span text:style-name="T17">`, there exists all possible permutations of the list, since permutation is just a kind of modification. Since all possible permutations exists, the largest set of permutation sorts `g</text:span><text:span text:style-name="T2">j</text:span><text:span text:style-name="T17">` includes all permutations. This includes inverse permutations, compositions etc.</text:span></text:p>
      <text:p text:style-name="P19"><text:span text:style-name="T17"/></text:p>
      <text:p text:style-name="P19"><text:span text:style-name="T17">Therefore, all axioms of Group theory are satisfied.</text:span></text:p>
      <text:p text:style-name="P19"><text:span text:style-name="T17"/></text:p>
      <text:p text:style-name="P19"><text:span text:style-name="T17">Q.E.D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draw:marker draw:name="Arrowheads_20_1" draw:display-name="Arrowheads 1" svg:viewBox="0 0 1131 902" svg:d="M564 0l-564 902h1131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9T20:09:07.102157000</meta:creation-date>
    <dc:date>2020-07-29T23:39:07.089260000</dc:date>
    <meta:editing-duration>PT8M40S</meta:editing-duration>
    <meta:editing-cycles>1</meta:editing-cycles>
    <meta:document-statistic meta:table-count="0" meta:image-count="0" meta:object-count="0" meta:page-count="2" meta:paragraph-count="47" meta:word-count="592" meta:character-count="3175" meta:non-whitespace-character-count="2627"/>
    <meta:generator>LibreOffice/5.1.2.2$MacOSX_X86_64 LibreOffice_project/d3bf12ecb743fc0d20e0be0c58ca359301eb705f</meta:generator>
  </office:meta>
</office:document-meta>
</file>